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5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TA - Governo Aberto 30/05/2022</text:span></text:p>
      <text:p text:style-name="P2"/>
      <text:p text:style-name="P1"><text:span text:style-name="T1">Grupo - Padronização no uso da Plataforma E-SIC</text:span></text:p>
      <text:p text:style-name="P2"/>
      <text:p text:style-name="P1"><text:span text:style-name="T1"><text:tab/>O grupo reuniu-se para discussão e planejamento do trabalho referente à proposição de controle social vinculada à noção de transparência e uniformização da cobertura das políticas públicas de transparência em nível nacional. Coletivamente, após a definição do problema de falta de padronização no uso da Plataforma E-SIC, foram apresentadas as possíveis soluções que unificaram tanto as perspectivas sociotécnicas como aquelas vinculadas ao curso de Gestão de Políticas Públicas.O estudante Renan Nakazawa propôs a constituição de uma extensão que permitiria o encaminhamento direto a plataforma E-Sic mensurando-se, assim, o nível de integração deste sistema como permitindo que a formação deste ocorra de forma colaborativa entre os usuários. </text:span></text:p>
      <text:p text:style-name="P1"><text:span text:style-name="T1"><text:tab/>Posteriormente, reunimo-nos para dar continuidade às atividades de planejamento e definição mais concisa do problema a ser estudado, de maneira que, pudéssemos selecionar a metodologia a ser utilizada como a, posterior, constituição das práticas de escrita a serem desenvolvidas. Acordamos que a divisão desta atividade irá se dar de modo a facilitar a produção de nosso artigo sem, entretanto, desagregar as funções desenvolvidas por cada membro, de maneira que, todos possam participar e compreender de forma ativa o que está sendo proposto. Referente a confluência entre a proposta do artigo e sua relação com a dimensão de governo aberto, governança e consolidação de políticas públicas em nível nacional decidimos que as alunas Letícia Rodrigues Pereira e Thuanny Amorim Queiroz ficarão responsáveis pela parte da revisão sistemática integrativa desses conteúdos como, também, pelo desenvolvimento escrito que envolve esta relação. </text:span></text:p>
      <text:p text:style-name="P3"><text:span text:style-name="T1"><text:tab/>Conjuntamente os alunos Giovanna Arana, Renan Nakazawa, Caio Rodrigues Gomes, Rhuan Carlos dos Santos Ferreira e Mikael Shin estão responsáveis pelo desenvolvimento da extensão como medida de solução proposta como pela busca e pesquisa longitudinal nos sites de governo para avaliação do nível de integração e presença dos portais de acessibilidade, conforme proposto pela LA como para acessar aos dados necessários. </text:span></text:p>
      <text:p text:style-name="P3"><text:span text:style-name="T1"><text:tab/>Neste primeiro momento, do lado técnico do produto já foram criado dois repositórios, um no qual ficará o código do </text:span><text:span text:style-name="T2">backend </text:span><text:span text:style-name="T1">e outro onde ficará o código da extensão, além disso foi já estudado e definido que a aplicação será desenvolvida para o navegador Chrome, no ambiente de “desenvolvedor” do browser, permitindo assim ajustes e correções rápidas na fase de desenvolvimento.</text:span></text:p>
      <text:p text:style-name="P4"><text:span text:style-name="T1">Destarte o exposto, iremos nos reunir no momento da próxima aula 06/06 (devido a uma questão de agenda dos integrantes nesta semana) para consolidar a integração entre cada uma das pré-atividades desenvolvidas e dar continuidade às partes e definições de suas divisões a cada encontro.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424" meta:character-count="2844" meta:non-whitespace-character-count="2420"/>
    <meta:generator>LibreOfficeDev/6.0.5.2$Linux_X86_64 LibreOffice_project/</meta:generator>
  </office:meta>
</office:document-meta>
</file>